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80000001906DA17CF8E69D2F55.png" manifest:media-type="image/png"/>
  <manifest:file-entry manifest:full-path="Pictures/1000020100000080000000288B84862E07B593C0.png" manifest:media-type="image/png"/>
  <manifest:file-entry manifest:full-path="Pictures/10000000000000780000001736708AFA24ADCC84.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Mangal2"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8.274cm" table:align="left" style:writing-mode="lr-tb"/>
    </style:style>
    <style:style style:name="Tableau1.A" style:family="table-column">
      <style:table-column-properties style:column-width="2.011cm"/>
    </style:style>
    <style:style style:name="Tableau1.B" style:family="table-column">
      <style:table-column-properties style:column-width="1.783cm"/>
    </style:style>
    <style:style style:name="Tableau1.C" style:family="table-column">
      <style:table-column-properties style:column-width="14.48cm"/>
    </style:style>
    <style:style style:name="Tableau1.1" style:family="table-row">
      <style:table-row-properties style:min-row-height="0.351cm" fo:keep-together="auto"/>
    </style:style>
    <style:style style:name="Tableau1.A1" style:family="table-cell">
      <style:table-cell-properties style:vertical-align="top" fo:padding="0cm" fo:border="none" style:writing-mode="lr-tb"/>
    </style:style>
    <style:style style:name="Tableau1.2" style:family="table-row">
      <style:table-row-properties style:min-row-height="0.37cm" fo:keep-together="auto"/>
    </style:style>
    <style:style style:name="Tableau1.3" style:family="table-row">
      <style:table-row-properties style:min-row-height="0.318cm" fo:keep-together="auto"/>
    </style:style>
    <style:style style:name="Tableau1.A3" style:family="table-cell">
      <style:table-cell-properties style:vertical-align="top" fo:padding="0cm" fo:border-left="none" fo:border-right="none" fo:border-top="none" fo:border-bottom="1pt solid #000000" style:writing-mode="lr-tb"/>
    </style:style>
    <style:style style:name="Tableau1.4" style:family="table-row">
      <style:table-row-properties style:min-row-height="0.66cm" fo:keep-together="auto"/>
    </style:style>
    <style:style style:name="Tableau1.5" style:family="table-row">
      <style:table-row-properties style:min-row-height="0.557cm" fo:keep-together="auto"/>
    </style:style>
    <style:style style:name="Tableau1.6" style:family="table-row">
      <style:table-row-properties style:min-row-height="0.191cm" fo:keep-together="auto"/>
    </style:style>
    <style:style style:name="Tableau1.7" style:family="table-row">
      <style:table-row-properties style:min-row-height="0.676cm" fo:keep-together="auto"/>
    </style:style>
    <style:style style:name="Tableau1.8" style:family="table-row">
      <style:table-row-properties style:min-row-height="0.547cm" fo:keep-together="auto"/>
    </style:style>
    <style:style style:name="Tableau2" style:family="table">
      <style:table-properties style:width="18.274cm" table:align="left" style:writing-mode="lr-tb"/>
    </style:style>
    <style:style style:name="Tableau2.A" style:family="table-column">
      <style:table-column-properties style:column-width="4.692cm"/>
    </style:style>
    <style:style style:name="Tableau2.B" style:family="table-column">
      <style:table-column-properties style:column-width="4.406cm"/>
    </style:style>
    <style:style style:name="Tableau2.C" style:family="table-column">
      <style:table-column-properties style:column-width="2.706cm"/>
    </style:style>
    <style:style style:name="Tableau2.D" style:family="table-column">
      <style:table-column-properties style:column-width="3.094cm"/>
    </style:style>
    <style:style style:name="Tableau2.E" style:family="table-column">
      <style:table-column-properties style:column-width="3.376cm"/>
    </style:style>
    <style:style style:name="Tableau2.1" style:family="table-row">
      <style:table-row-properties style:min-row-height="0.36cm" fo:keep-together="auto"/>
    </style:style>
    <style:style style:name="Tableau2.A1" style:family="table-cell">
      <style:table-cell-properties style:vertical-align="top" fo:padding="0cm" fo:border-left="none" fo:border-right="none" fo:border-top="1pt solid #000000" fo:border-bottom="1pt solid #000000" style:writing-mode="lr-tb"/>
    </style:style>
    <style:style style:name="Tableau2.B1" style:family="table-cell">
      <style:table-cell-properties style:vertical-align="top" fo:padding="0cm" fo:border-left="1pt solid #000000" fo:border-right="none" fo:border-top="1pt solid #000000" fo:border-bottom="1pt solid #000000" style:writing-mode="lr-tb"/>
    </style:style>
    <style:style style:name="Tableau2.2" style:family="table-row">
      <style:table-row-properties style:min-row-height="0.325cm" fo:keep-together="auto"/>
    </style:style>
    <style:style style:name="Tableau2.A2" style:family="table-cell">
      <style:table-cell-properties style:vertical-align="top" fo:padding="0cm" fo:border="none" style:writing-mode="lr-tb"/>
    </style:style>
    <style:style style:name="Tableau2.B2" style:family="table-cell">
      <style:table-cell-properties style:vertical-align="top" fo:padding="0cm" fo:border-left="1pt solid #000000" fo:border-right="none" fo:border-top="none" fo:border-bottom="none" style:writing-mode="lr-tb"/>
    </style:style>
    <style:style style:name="Tableau2.C2" style:family="table-cell">
      <style:table-cell-properties style:vertical-align="top" fo:padding="0cm" fo:border-left="1pt solid #000000" fo:border-right="none" fo:border-top="none" fo:border-bottom="1pt solid #000000" style:writing-mode="lr-tb"/>
    </style:style>
    <style:style style:name="Tableau2.A3" style:family="table-cell">
      <style:table-cell-properties style:vertical-align="top" fo:padding="0cm" fo:border-left="none" fo:border-right="none" fo:border-top="none" fo:border-bottom="1pt solid #000000" style:writing-mode="lr-tb"/>
    </style:style>
    <style:style style:name="Tableau2.4" style:family="table-row">
      <style:table-row-properties style:min-row-height="0.676cm" fo:keep-together="auto"/>
    </style:style>
    <style:style style:name="Tableau2.5" style:family="table-row">
      <style:table-row-properties style:min-row-height="0.669cm" fo:keep-together="auto"/>
    </style:style>
    <style:style style:name="Tableau2.9" style:family="table-row">
      <style:table-row-properties style:min-row-height="0.318cm" fo:keep-together="auto"/>
    </style:style>
    <style:style style:name="P1" style:family="paragraph" style:parent-style-name="Standard">
      <style:paragraph-properties fo:line-height="0.035cm"/>
      <style:text-properties style:font-name="Times New Roman" fo:font-size="12pt" fo:font-weight="bold" style:font-name-asian="Times New Roman" style:font-size-asian="12pt" style:font-weight-asian="bold" style:font-name-complex="Times New Roman"/>
    </style:style>
    <style:style style:name="P2" style:family="paragraph" style:parent-style-name="Standard">
      <style:paragraph-properties fo:line-height="0.012cm"/>
      <style:text-properties style:font-name="Times New Roman" fo:font-size="12pt" fo:font-weight="bold" style:font-name-asian="Times New Roman" style:font-size-asian="12pt" style:font-weight-asian="bold" style:font-name-complex="Times New Roman"/>
    </style:style>
    <style:style style:name="P3" style:family="paragraph" style:parent-style-name="Standard">
      <style:paragraph-properties fo:line-height="0.005cm"/>
      <style:text-properties style:font-name="Times New Roman" fo:font-size="12pt" fo:font-weight="bold" style:font-name-asian="Times New Roman" style:font-size-asian="12pt" style:font-weight-asian="bold" style:font-name-complex="Times New Roman"/>
    </style:style>
    <style:style style:name="P4" style:family="paragraph" style:parent-style-name="Standard">
      <style:paragraph-properties fo:line-height="0.377cm"/>
      <style:text-properties style:font-name="Times New Roman" fo:font-size="12pt" fo:font-weight="bold" style:font-name-asian="Times New Roman" style:font-size-asian="12pt" style:font-weight-asian="bold" style:font-name-complex="Times New Roman"/>
    </style:style>
    <style:style style:name="P5" style:family="paragraph" style:parent-style-name="Standard">
      <style:paragraph-properties fo:line-height="0.353cm"/>
      <style:text-properties style:font-name="Times New Roman" fo:font-size="12pt" fo:font-weight="bold" style:font-name-asian="Times New Roman" style:font-size-asian="12pt" style:font-weight-asian="bold" style:font-name-complex="Times New Roman"/>
    </style:style>
    <style:style style:name="P6" style:family="paragraph" style:parent-style-name="Standard">
      <style:paragraph-properties fo:line-height="0.226cm"/>
      <style:text-properties style:font-name="Times New Roman" fo:font-size="12pt" fo:font-weight="bold" style:font-name-asian="Times New Roman" style:font-size-asian="12pt" style:font-weight-asian="bold" style:font-name-complex="Times New Roman"/>
    </style:style>
    <style:style style:name="P7" style:family="paragraph" style:parent-style-name="Standard">
      <style:paragraph-properties fo:line-height="0.203cm"/>
      <style:text-properties style:font-name="Times New Roman" fo:font-size="12pt" fo:font-weight="bold" style:font-name-asian="Times New Roman" style:font-size-asian="12pt" style:font-weight-asian="bold" style:font-name-complex="Times New Roman"/>
    </style:style>
    <style:style style:name="P8" style:family="paragraph" style:parent-style-name="Standard">
      <style:paragraph-properties fo:line-height="0.333cm"/>
      <style:text-properties style:font-name="Times New Roman" fo:font-size="12pt" fo:font-weight="bold" style:font-name-asian="Times New Roman" style:font-size-asian="12pt" style:font-weight-asian="bold" style:font-name-complex="Times New Roman"/>
    </style:style>
    <style:style style:name="P9" style:family="paragraph" style:parent-style-name="Standard">
      <style:text-properties style:font-name="Times New Roman" fo:font-size="12pt" style:font-name-asian="Times New Roman" style:font-size-asian="12pt" style:font-name-complex="Times New Roman"/>
    </style:style>
    <style:style style:name="P10" style:family="paragraph" style:parent-style-name="Standard">
      <style:paragraph-properties fo:line-height="0.527cm"/>
      <style:text-properties style:font-name="Times New Roman" fo:font-size="12pt" style:font-name-asian="Times New Roman" style:font-size-asian="12pt" style:font-name-complex="Times New Roman"/>
    </style:style>
    <style:style style:name="P11" style:family="paragraph" style:parent-style-name="Standard">
      <style:paragraph-properties fo:line-height="0.005cm"/>
      <style:text-properties style:font-name="Times New Roman" fo:font-size="12pt" style:font-name-asian="Times New Roman" style:font-size-asian="12pt" style:font-name-complex="Times New Roman"/>
    </style:style>
    <style:style style:name="P12" style:family="paragraph" style:parent-style-name="Standard">
      <style:paragraph-properties style:line-height-at-least="0cm" style:snap-to-layout-grid="false"/>
      <style:text-properties style:font-name="Times New Roman" fo:font-size="12pt" style:font-name-asian="Times New Roman" style:font-size-asian="12pt" style:font-name-complex="Times New Roman"/>
    </style:style>
    <style:style style:name="P13" style:family="paragraph" style:parent-style-name="Standard">
      <style:paragraph-properties fo:line-height="0.035cm"/>
      <style:text-properties style:font-name="Times New Roman" fo:font-size="12pt" style:font-name-asian="Times New Roman" style:font-size-asian="12pt" style:font-name-complex="Times New Roman"/>
    </style:style>
    <style:style style:name="P14" style:family="paragraph" style:parent-style-name="Standard">
      <style:paragraph-properties fo:line-height="0.141cm"/>
      <style:text-properties style:font-name="Times New Roman" fo:font-size="12pt" style:font-name-asian="Times New Roman" style:font-size-asian="12pt" style:font-name-complex="Times New Roman"/>
    </style:style>
    <style:style style:name="P15" style:family="paragraph" style:parent-style-name="Standard">
      <style:paragraph-properties fo:line-height="0.259cm"/>
      <style:text-properties style:font-name="Times New Roman" fo:font-size="12pt" style:font-name-asian="Times New Roman" style:font-size-asian="12pt" style:font-name-complex="Times New Roman"/>
    </style:style>
    <style:style style:name="P16" style:family="paragraph" style:parent-style-name="Standard">
      <style:paragraph-properties fo:line-height="0.041cm"/>
      <style:text-properties style:font-name="Times New Roman" fo:font-size="12pt" style:font-name-asian="Times New Roman" style:font-size-asian="12pt" style:font-name-complex="Times New Roman"/>
    </style:style>
    <style:style style:name="P17" style:family="paragraph" style:parent-style-name="Standard">
      <style:paragraph-properties fo:line-height="0.261cm"/>
      <style:text-properties style:font-name="Times New Roman" fo:font-size="12pt" style:font-name-asian="Times New Roman" style:font-size-asian="12pt" style:font-name-complex="Times New Roman"/>
    </style:style>
    <style:style style:name="P18" style:family="paragraph" style:parent-style-name="Standard">
      <style:paragraph-properties fo:line-height="0.293cm"/>
      <style:text-properties style:font-name="Times New Roman" fo:font-size="12pt" style:font-name-asian="Times New Roman" style:font-size-asian="12pt" style:font-name-complex="Times New Roman"/>
    </style:style>
    <style:style style:name="P19" style:family="paragraph" style:parent-style-name="Standard">
      <style:paragraph-properties fo:line-height="0.044cm"/>
      <style:text-properties style:font-name="Times New Roman" fo:font-size="12pt" style:font-name-asian="Times New Roman" style:font-size-asian="12pt" style:font-name-complex="Times New Roman"/>
    </style:style>
    <style:style style:name="P20" style:family="paragraph" style:parent-style-name="Standard">
      <style:paragraph-properties fo:line-height="0.519cm"/>
      <style:text-properties style:font-name="Times New Roman" fo:font-size="12pt" style:font-name-asian="Times New Roman" style:font-size-asian="12pt" style:font-name-complex="Times New Roman"/>
    </style:style>
    <style:style style:name="P21" style:family="paragraph" style:parent-style-name="Standard">
      <style:paragraph-properties fo:line-height="0.307cm"/>
      <style:text-properties style:font-name="Times New Roman" fo:font-size="12pt" style:font-name-asian="Times New Roman" style:font-size-asian="12pt" style:font-name-complex="Times New Roman"/>
    </style:style>
    <style:style style:name="P22" style:family="paragraph" style:parent-style-name="Standard">
      <style:paragraph-properties fo:line-height="0.042cm"/>
      <style:text-properties style:font-name="Times New Roman" fo:font-size="12pt" style:font-name-asian="Times New Roman" style:font-size-asian="12pt" style:font-name-complex="Times New Roman"/>
    </style:style>
    <style:style style:name="P23" style:family="paragraph" style:parent-style-name="Standard">
      <style:paragraph-properties fo:line-height="0.011cm"/>
      <style:text-properties style:font-name="Times New Roman" fo:font-size="12pt" style:font-name-asian="Times New Roman" style:font-size-asian="12pt" style:font-name-complex="Times New Roman"/>
    </style:style>
    <style:style style:name="P24" style:family="paragraph" style:parent-style-name="Standard">
      <style:paragraph-properties style:line-height-at-least="0cm" style:snap-to-layout-grid="false"/>
      <style:text-properties style:font-name="Times New Roman" fo:font-size="9pt" style:font-name-asian="Times New Roman" style:font-size-asian="9pt" style:font-name-complex="Times New Roman"/>
    </style:style>
    <style:style style:name="P25" style:family="paragraph" style:parent-style-name="Standard">
      <style:paragraph-properties style:line-height-at-least="0cm" style:snap-to-layout-grid="false"/>
      <style:text-properties style:font-name="Times New Roman" fo:font-size="7.5pt" style:font-name-asian="Times New Roman" style:font-size-asian="7.5pt" style:font-name-complex="Times New Roman"/>
    </style:style>
    <style:style style:name="P26" style:family="paragraph" style:parent-style-name="Standard">
      <style:paragraph-properties style:line-height-at-least="0cm" style:snap-to-layout-grid="false"/>
      <style:text-properties style:font-name="Times New Roman" fo:font-size="4.5pt" fo:font-weight="bold" style:font-name-asian="Times New Roman" style:font-size-asian="4.5pt" style:font-weight-asian="bold" style:font-name-complex="Times New Roman"/>
    </style:style>
    <style:style style:name="P27" style:family="paragraph" style:parent-style-name="Standard">
      <style:paragraph-properties style:line-height-at-least="0cm" style:snap-to-layout-grid="false"/>
      <style:text-properties style:font-name="Times New Roman" fo:font-size="8pt" style:font-name-asian="Times New Roman" style:font-size-asian="8pt" style:font-name-complex="Times New Roman"/>
    </style:style>
    <style:style style:name="P28"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style>
    <style:style style:name="P29"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text-scale="99%"/>
    </style:style>
    <style:style style:name="P30" style:family="paragraph" style:parent-style-name="Standard">
      <style:paragraph-properties style:line-height-at-least="0cm" style:snap-to-layout-grid="false"/>
      <style:text-properties style:font-name="Times New Roman" fo:font-size="8pt" style:font-name-asian="Times New Roman" style:font-size-asian="8pt" style:font-name-complex="Times New Roman" style:text-scale="99%"/>
    </style:style>
    <style:style style:name="P31"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text-scale="95%"/>
    </style:style>
    <style:style style:name="P32" style:family="paragraph" style:parent-style-name="Standard">
      <style:paragraph-properties fo:line-height="0.025cm"/>
      <style:text-properties style:font-name="Times New Roman" fo:font-size="8pt" style:font-name-asian="Times New Roman" style:font-size-asian="8pt" style:font-name-complex="Times New Roman"/>
    </style:style>
    <style:style style:name="P33" style:family="paragraph" style:parent-style-name="Standard">
      <style:paragraph-properties fo:line-height="0.005cm"/>
      <style:text-properties style:font-name="Times New Roman" fo:font-size="8pt" style:font-name-asian="Times New Roman" style:font-size-asian="8pt" style:font-name-complex="Times New Roman"/>
    </style:style>
    <style:style style:name="P34" style:family="paragraph" style:parent-style-name="Standard">
      <style:paragraph-properties fo:line-height="0.035cm"/>
      <style:text-properties style:font-name="Times New Roman" fo:font-size="8pt" style:font-name-asian="Times New Roman" style:font-size-asian="8pt" style:font-name-complex="Times New Roman"/>
    </style:style>
    <style:style style:name="P35" style:family="paragraph" style:parent-style-name="Standard">
      <style:paragraph-properties fo:line-height="0.309cm"/>
      <style:text-properties style:font-name="Times New Roman" fo:font-size="8pt" style:font-name-asian="Times New Roman" style:font-size-asian="8pt" style:font-name-complex="Times New Roman"/>
    </style:style>
    <style:style style:name="P36" style:family="paragraph" style:parent-style-name="Standard">
      <style:paragraph-properties style:line-height-at-least="0cm" fo:text-align="center" style:justify-single-word="false"/>
      <style:text-properties style:font-name="Times New Roman" fo:font-size="8pt" officeooo:rsid="000fc16e" style:font-name-asian="Times New Roman" style:font-size-asian="8pt" style:font-name-complex="Times New Roman"/>
    </style:style>
    <style:style style:name="P37" style:family="paragraph" style:parent-style-name="Standard">
      <style:paragraph-properties style:line-height-at-least="0cm" fo:text-align="center" style:justify-single-word="false"/>
      <style:text-properties style:font-name="Times New Roman" fo:font-size="8pt" officeooo:rsid="000fc16e" officeooo:paragraph-rsid="000fc16e" style:font-name-asian="Times New Roman" style:font-size-asian="8pt" style:font-name-complex="Times New Roman"/>
    </style:style>
    <style:style style:name="P38" style:family="paragraph" style:parent-style-name="Standard">
      <style:paragraph-properties fo:line-height="0.046cm"/>
      <style:text-properties style:font-name="Times New Roman" fo:font-size="8pt" fo:font-weight="bold" style:font-name-asian="Times New Roman" style:font-size-asian="8pt" style:font-weight-asian="bold" style:font-name-complex="Times New Roman"/>
    </style:style>
    <style:style style:name="P39" style:family="paragraph" style:parent-style-name="Standard">
      <style:paragraph-properties fo:line-height="0.035cm"/>
      <style:text-properties style:font-name="Times New Roman" fo:font-size="8pt" fo:font-weight="bold" style:font-name-asian="Times New Roman" style:font-size-asian="8pt" style:font-weight-asian="bold" style:font-name-complex="Times New Roman"/>
    </style:style>
    <style:style style:name="P40" style:family="paragraph" style:parent-style-name="Standard">
      <style:paragraph-properties fo:line-height="0.176cm"/>
      <style:text-properties style:font-name="Times New Roman" fo:font-size="8pt" fo:font-weight="bold" style:font-name-asian="Times New Roman" style:font-size-asian="8pt" style:font-weight-asian="bold" style:font-name-complex="Times New Roman"/>
    </style:style>
    <style:style style:name="P41" style:family="paragraph" style:parent-style-name="Standard">
      <style:paragraph-properties style:line-height-at-least="0cm" style:snap-to-layout-grid="false"/>
      <style:text-properties style:font-name="Times New Roman" fo:font-size="8.5pt" style:font-name-asian="Times New Roman" style:font-size-asian="8.5pt" style:font-name-complex="Times New Roman"/>
    </style:style>
    <style:style style:name="P42" style:family="paragraph" style:parent-style-name="Standard">
      <style:paragraph-properties fo:line-height="0.051cm"/>
      <style:text-properties style:font-name="Times New Roman" fo:font-weight="bold" style:font-name-asian="Times New Roman" style:font-weight-asian="bold" style:font-name-complex="Times New Roman"/>
    </style:style>
    <style:style style:name="P43" style:family="paragraph" style:parent-style-name="Standard">
      <style:paragraph-properties fo:line-height="0.035cm"/>
      <style:text-properties style:font-name="Times New Roman" fo:font-weight="bold" style:font-name-asian="Times New Roman" style:font-weight-asian="bold" style:font-name-complex="Times New Roman"/>
    </style:style>
    <style:style style:name="P44" style:family="paragraph" style:parent-style-name="Standard">
      <style:paragraph-properties fo:line-height="0.353cm"/>
      <style:text-properties style:font-name="Times New Roman" fo:font-weight="bold" style:font-name-asian="Times New Roman" style:font-weight-asian="bold" style:font-name-complex="Times New Roman"/>
    </style:style>
    <style:style style:name="P45" style:family="paragraph" style:parent-style-name="Standard">
      <style:paragraph-properties fo:line-height="0.353cm"/>
      <style:text-properties style:font-name="Times New Roman" style:font-name-asian="Times New Roman" style:font-name-complex="Times New Roman"/>
    </style:style>
    <style:style style:name="P46" style:family="paragraph" style:parent-style-name="Standard">
      <style:paragraph-properties fo:line-height="0.49cm"/>
      <style:text-properties style:font-name="Times New Roman" style:font-name-asian="Times New Roman" style:font-name-complex="Times New Roman"/>
    </style:style>
    <style:style style:name="P47" style:family="paragraph" style:parent-style-name="Standard">
      <style:paragraph-properties fo:line-height="0.423cm"/>
      <style:text-properties style:font-name="Times New Roman" style:font-name-asian="Times New Roman" style:font-name-complex="Times New Roman"/>
    </style:style>
    <style:style style:name="P48" style:family="paragraph" style:parent-style-name="Standard">
      <style:paragraph-properties fo:line-height="0.31cm"/>
      <style:text-properties style:font-name="Times New Roman" style:font-name-asian="Times New Roman" style:font-name-complex="Times New Roman"/>
    </style:style>
    <style:style style:name="P49" style:family="paragraph" style:parent-style-name="Standard">
      <style:paragraph-properties fo:line-height="0.002cm"/>
      <style:text-properties style:font-name="Times New Roman" style:font-name-asian="Times New Roman" style:font-name-complex="Times New Roman"/>
    </style:style>
    <style:style style:name="P50" style:family="paragraph" style:parent-style-name="Standard">
      <style:paragraph-properties fo:line-height="0.009cm"/>
      <style:text-properties style:font-name="Times New Roman" style:font-name-asian="Times New Roman" style:font-name-complex="Times New Roman"/>
    </style:style>
    <style:style style:name="P51" style:family="paragraph" style:parent-style-name="Standard">
      <style:paragraph-properties fo:line-height="0.536cm"/>
      <style:text-properties style:font-name="Times New Roman" style:font-name-asian="Times New Roman" style:font-name-complex="Times New Roman"/>
    </style:style>
    <style:style style:name="P52" style:family="paragraph" style:parent-style-name="Standard">
      <style:paragraph-properties fo:line-height="0.385cm"/>
      <style:text-properties style:font-name="Times New Roman" style:font-name-asian="Times New Roman" style:font-name-complex="Times New Roman"/>
    </style:style>
    <style:style style:name="P53" style:family="paragraph" style:parent-style-name="Standard">
      <style:paragraph-properties fo:line-height="0.572cm"/>
      <style:text-properties style:font-name="Times New Roman" style:font-name-asian="Times New Roman" style:font-name-complex="Times New Roman"/>
    </style:style>
    <style:style style:name="P54" style:family="paragraph" style:parent-style-name="Standard">
      <style:paragraph-properties style:line-height-at-least="0cm"/>
      <style:text-properties style:font-name="Times New Roman" fo:font-size="9.5pt" style:font-name-asian="Times New Roman" style:font-size-asian="9.5pt" style:font-name-complex="Times New Roman"/>
    </style:style>
    <style:style style:name="P55" style:family="paragraph" style:parent-style-name="Standard">
      <style:paragraph-properties fo:line-height="0.423cm"/>
      <style:text-properties style:font-name="Times New Roman" fo:font-size="9.5pt" style:font-name-asian="Times New Roman" style:font-size-asian="9.5pt" style:font-name-complex="Times New Roman"/>
    </style:style>
    <style:style style:name="P56" style:family="paragraph" style:parent-style-name="Standard">
      <style:paragraph-properties fo:margin-left="0.282cm" fo:margin-right="0cm" style:line-height-at-least="0cm" fo:text-indent="0cm" style:auto-text-indent="false"/>
      <style:text-properties style:font-name="Times New Roman" fo:font-size="8pt" style:font-name-asian="Times New Roman" style:font-size-asian="8pt" style:font-name-complex="Times New Roman"/>
    </style:style>
    <style:style style:name="P57" style:family="paragraph" style:parent-style-name="Standard">
      <style:paragraph-properties fo:margin-left="0.282cm" fo:margin-right="0cm" fo:line-height="101%" fo:text-indent="0cm" style:auto-text-indent="false"/>
      <style:text-properties style:font-name="Times New Roman" fo:font-size="8pt" style:font-name-asian="Times New Roman" style:font-size-asian="8pt" style:font-name-complex="Times New Roman"/>
    </style:style>
    <style:style style:name="P58" style:family="paragraph" style:parent-style-name="Standard">
      <style:paragraph-properties fo:margin-left="0.282cm" fo:margin-right="0cm" style:line-height-at-least="0cm" fo:text-indent="0cm" style:auto-text-indent="false"/>
      <style:text-properties style:font-name="Times New Roman" fo:font-size="12pt" fo:font-weight="bold" style:font-name-asian="Times New Roman" style:font-size-asian="12pt" style:font-weight-asian="bold" style:font-name-complex="Times New Roman"/>
    </style:style>
    <style:style style:name="P59" style:family="paragraph" style:parent-style-name="Standard">
      <style:paragraph-properties fo:margin-left="5.362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60" style:family="paragraph" style:parent-style-name="Standard">
      <style:paragraph-properties fo:margin-left="0.353cm" fo:margin-right="0cm" style:line-height-at-least="0cm" fo:text-indent="0cm" style:auto-text-indent="false"/>
      <style:text-properties style:font-name="Times New Roman" fo:font-size="8pt" style:font-name-asian="Times New Roman" style:font-size-asian="8pt" style:font-name-complex="Times New Roman"/>
    </style:style>
    <style:style style:name="P61" style:family="paragraph" style:parent-style-name="Standard">
      <style:paragraph-properties fo:margin-left="0.353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62" style:family="paragraph" style:parent-style-name="Standard">
      <style:paragraph-properties fo:margin-left="6.738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63" style:family="paragraph" style:parent-style-name="Standard">
      <style:paragraph-properties fo:margin-left="0.141cm" fo:margin-right="0cm" style:line-height-at-least="0cm" fo:text-indent="0cm" style:auto-text-indent="false"/>
    </style:style>
    <style:style style:name="P64" style:family="paragraph" style:parent-style-name="Standard">
      <style:paragraph-properties fo:margin-left="0.141cm" fo:margin-right="0cm" style:line-height-at-least="0cm" fo:text-indent="0cm" style:auto-text-indent="false">
        <style:tab-stops>
          <style:tab-stop style:position="5.715cm"/>
        </style:tab-stops>
      </style:paragraph-properties>
    </style:style>
    <style:style style:name="P65" style:family="paragraph" style:parent-style-name="Standard">
      <style:paragraph-properties fo:margin-left="0.141cm" fo:margin-right="0cm" style:line-height-at-least="0cm" fo:text-indent="0cm" style:auto-text-indent="false"/>
      <style:text-properties officeooo:paragraph-rsid="000eba94"/>
    </style:style>
    <style:style style:name="P66" style:family="paragraph" style:parent-style-name="Standard">
      <style:paragraph-properties fo:margin-left="0.141cm" fo:margin-right="0cm" style:line-height-at-least="0cm" fo:text-indent="0cm" style:auto-text-indent="false"/>
      <style:text-properties style:font-name="Times New Roman" fo:font-size="8pt" style:font-name-asian="Times New Roman" style:font-size-asian="8pt" style:font-name-complex="Times New Roman"/>
    </style:style>
    <style:style style:name="P67" style:family="paragraph" style:parent-style-name="Standard">
      <style:paragraph-properties fo:margin-left="0.141cm" fo:margin-right="0cm" style:line-height-at-least="0cm" fo:text-indent="0cm" style:auto-text-indent="false"/>
      <style:text-properties style:font-name="Times New Roman" fo:font-size="8pt" officeooo:paragraph-rsid="000eba94" style:font-name-asian="Times New Roman" style:font-size-asian="8pt" style:font-name-complex="Times New Roman"/>
    </style:style>
    <style:style style:name="P68" style:family="paragraph" style:parent-style-name="Standard">
      <style:paragraph-properties fo:margin-left="0.141cm" fo:margin-right="0cm" style:line-height-at-least="0cm" fo:text-indent="0cm" style:auto-text-indent="false"/>
      <style:text-properties style:font-name="Times New Roman" fo:font-size="8pt" style:font-name-asian="Times New Roman" style:font-size-asian="8pt" style:font-name-complex="Times New Roman" style:font-size-complex="8pt"/>
    </style:style>
    <style:style style:name="P69" style:family="paragraph" style:parent-style-name="Standard">
      <style:paragraph-properties fo:margin-left="0.141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70" style:family="paragraph" style:parent-style-name="Standard">
      <style:paragraph-properties fo:margin-left="0.106cm" fo:margin-right="0cm" style:line-height-at-least="0cm" fo:text-indent="0cm" style:auto-text-indent="false"/>
    </style:style>
    <style:style style:name="P71" style:family="paragraph" style:parent-style-name="Standard">
      <style:paragraph-properties fo:margin-left="0.106cm" fo:margin-right="0cm" style:line-height-at-least="0cm" fo:text-indent="0cm" style:auto-text-indent="false"/>
      <style:text-properties style:font-name="Times New Roman" fo:font-size="8pt" style:font-name-asian="Times New Roman" style:font-size-asian="8pt" style:font-name-complex="Times New Roman" style:text-scale="99%"/>
    </style:style>
    <style:style style:name="P72" style:family="paragraph" style:parent-style-name="Standard">
      <style:paragraph-properties fo:margin-left="0.635cm" fo:margin-right="0cm" style:line-height-at-least="0cm" fo:text-indent="0cm" style:auto-text-indent="false"/>
    </style:style>
    <style:style style:name="P73" style:family="paragraph" style:parent-style-name="Standard">
      <style:paragraph-properties fo:margin-left="4.445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74" style:family="paragraph" style:parent-style-name="Standard">
      <style:paragraph-properties fo:margin-left="0cm" fo:margin-right="-0.034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75" style:family="paragraph" style:parent-style-name="Standard">
      <style:paragraph-properties fo:margin-left="0cm" fo:margin-right="0.917cm" style:line-height-at-least="0cm" fo:text-align="end" style:justify-single-word="false" fo:text-indent="0cm" style:auto-text-indent="false"/>
      <style:text-properties style:font-name="Times New Roman" fo:font-size="8pt" style:font-name-asian="Times New Roman" style:font-size-asian="8pt" style:font-name-complex="Times New Roman"/>
    </style:style>
    <style:style style:name="P76" style:family="paragraph" style:parent-style-name="Standard">
      <style:paragraph-properties fo:margin-left="0cm" fo:margin-right="2.434cm" style:line-height-at-least="0cm" fo:text-align="center" style:justify-single-word="false" fo:text-indent="0cm" style:auto-text-indent="false"/>
      <style:text-properties style:font-name="Times New Roman" fo:font-size="8pt" style:font-name-asian="Times New Roman" style:font-size-asian="8pt" style:font-name-complex="Times New Roman" style:text-scale="99%"/>
    </style:style>
    <style:style style:name="P77" style:family="paragraph" style:parent-style-name="Standard">
      <style:paragraph-properties fo:margin-left="0cm" fo:margin-right="0cm" style:line-height-at-least="0cm" fo:text-indent="0cm" style:auto-text-indent="false"/>
      <style:text-properties style:font-name="Times New Roman" fo:font-size="8pt" officeooo:paragraph-rsid="000eba94" style:font-name-asian="Times New Roman" style:font-size-asian="8pt" style:font-name-complex="Times New Roman" style:font-size-complex="8pt"/>
    </style:style>
    <style:style style:name="P78" style:family="paragraph" style:parent-style-name="Standard">
      <style:paragraph-properties fo:margin-left="0cm" fo:margin-right="0cm" style:line-height-at-least="0cm" fo:text-align="center" style:justify-single-word="false" fo:text-indent="0cm" style:auto-text-indent="false"/>
      <style:text-properties style:font-name="Times New Roman" fo:font-size="8pt" style:font-name-asian="Times New Roman" style:font-size-asian="8pt" style:font-name-complex="Times New Roman" style:text-scale="96%"/>
    </style:style>
    <style:style style:name="P79" style:family="paragraph" style:parent-style-name="Standard">
      <style:paragraph-properties fo:margin-left="0cm" fo:margin-right="0.035cm" style:line-height-at-least="0cm" fo:text-align="end" style:justify-single-word="false" fo:text-indent="0cm" style:auto-text-indent="false"/>
      <style:text-properties style:font-name="Times New Roman" fo:font-size="8pt" style:font-name-asian="Times New Roman" style:font-size-asian="8pt" style:font-name-complex="Times New Roman"/>
    </style:style>
    <style:style style:name="P80" style:family="paragraph" style:parent-style-name="Standard">
      <style:paragraph-properties fo:margin-left="0cm" fo:margin-right="0.035cm" style:line-height-at-least="0cm" fo:text-align="center" style:justify-single-word="false" fo:text-indent="0cm" style:auto-text-indent="false"/>
      <style:text-properties style:font-name="Times New Roman" fo:font-size="8pt" officeooo:rsid="000fc16e" style:font-name-asian="Times New Roman" style:font-size-asian="8pt" style:font-name-complex="Times New Roman"/>
    </style:style>
    <style:style style:name="P81" style:family="paragraph" style:parent-style-name="Standard">
      <style:paragraph-properties fo:margin-left="0cm" fo:margin-right="0.035cm" style:line-height-at-least="0cm" fo:text-align="center" style:justify-single-word="false" fo:text-indent="0cm" style:auto-text-indent="false"/>
      <style:text-properties style:font-name="Times New Roman" fo:font-size="8pt" officeooo:rsid="000fc16e" officeooo:paragraph-rsid="000fc16e" style:font-name-asian="Times New Roman" style:font-size-asian="8pt" style:font-name-complex="Times New Roman"/>
    </style:style>
    <style:style style:name="P82" style:family="paragraph" style:parent-style-name="Standard">
      <style:paragraph-properties fo:margin-left="0cm" fo:margin-right="-0.245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83" style:family="paragraph" style:parent-style-name="Standard">
      <style:paragraph-properties fo:margin-left="0.014cm" fo:margin-right="0cm" style:line-height-at-least="0cm" fo:text-indent="0cm" style:auto-text-indent="false">
        <style:tab-stops>
          <style:tab-stop style:position="2.342cm"/>
        </style:tab-stops>
      </style:paragraph-properties>
    </style:style>
    <style:style style:name="P84" style:family="paragraph" style:parent-style-name="Standard">
      <style:paragraph-properties fo:margin-left="0.014cm" fo:margin-right="0cm" style:line-height-at-least="0cm" fo:text-indent="0cm" style:auto-text-indent="false">
        <style:tab-stops>
          <style:tab-stop style:position="3.718cm"/>
        </style:tab-stops>
      </style:paragraph-properties>
    </style:style>
    <style:style style:name="P85" style:family="paragraph" style:parent-style-name="Standard">
      <style:paragraph-properties fo:margin-left="0.014cm" fo:margin-right="0cm" style:line-height-at-least="0cm" fo:text-indent="0cm" style:auto-text-indent="false"/>
      <style:text-properties style:font-name="Times New Roman" fo:font-size="8pt" style:font-name-asian="Times New Roman" style:font-size-asian="8pt" style:font-name-complex="Times New Roman"/>
    </style:style>
    <style:style style:name="P86" style:family="paragraph" style:parent-style-name="Standard">
      <style:paragraph-properties fo:margin-left="0.014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87" style:family="paragraph" style:parent-style-name="Standard">
      <style:paragraph-properties fo:margin-left="0.014cm" fo:margin-right="0cm" fo:line-height="107%" fo:text-align="justify" style:justify-single-word="false" fo:text-indent="0cm" style:auto-text-indent="false"/>
      <style:text-properties style:font-name="Times New Roman" fo:font-weight="bold" style:font-name-asian="Times New Roman" style:font-weight-asian="bold" style:font-name-complex="Times New Roman"/>
    </style:style>
    <style:style style:name="P88" style:family="paragraph" style:parent-style-name="Standard">
      <style:paragraph-properties fo:margin-left="0.014cm" fo:margin-right="0cm" style:line-height-at-least="0cm" fo:text-indent="0cm" style:auto-text-indent="false"/>
      <style:text-properties style:font-name="Times New Roman" style:font-name-asian="Times New Roman" style:font-name-complex="Times New Roman"/>
    </style:style>
    <style:style style:name="P89" style:family="paragraph" style:parent-style-name="Standard">
      <style:paragraph-properties fo:margin-left="0.014cm" fo:margin-right="0.141cm" fo:line-height="115%" fo:text-indent="0cm" style:auto-text-indent="false"/>
      <style:text-properties style:font-name="Times New Roman" fo:font-size="8pt" style:font-name-asian="Times New Roman" style:font-size-asian="8pt" style:font-name-complex="Times New Roman"/>
    </style:style>
    <style:style style:name="P90" style:family="paragraph" style:parent-style-name="Standard">
      <style:paragraph-properties fo:margin-left="5.433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91" style:family="paragraph" style:parent-style-name="Standard">
      <style:paragraph-properties fo:margin-left="0cm" fo:margin-right="0.127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92" style:family="paragraph" style:parent-style-name="Standard">
      <style:paragraph-properties fo:line-height="0.353cm" fo:break-before="column"/>
      <style:text-properties style:font-name="Times New Roman" style:font-name-asian="Times New Roman" style:font-name-complex="Times New Roman"/>
    </style:style>
    <style:style style:name="P93" style:family="paragraph" style:parent-style-name="Standard" style:master-page-name="Standard">
      <style:paragraph-properties fo:margin-left="4.833cm" fo:margin-right="0cm" style:line-height-at-least="0cm" fo:text-indent="0cm" style:auto-text-indent="false" style:page-number="auto"/>
      <style:text-properties style:font-name="Times New Roman" fo:font-size="8pt" fo:font-weight="bold" style:font-name-asian="Times New Roman" style:font-size-asian="8pt" style:font-weight-asian="bold" style:font-name-complex="Times New Roman"/>
    </style:style>
    <style:style style:name="P94" style:family="paragraph" style:parent-style-name="Standard" style:master-page-name="Conversion_20_1">
      <style:paragraph-properties fo:margin-left="0cm" fo:margin-right="0.127cm" style:line-height-at-least="0cm" fo:text-align="center" style:justify-single-word="false" fo:text-indent="0cm" style:auto-text-indent="false" style:page-number="auto"/>
      <style:text-properties style:font-name="Times New Roman" fo:font-size="8pt" fo:font-weight="bold" style:font-name-asian="Times New Roman" style:font-size-asian="8pt" style:font-weight-asian="bold" style:font-name-complex="Times New Roman"/>
    </style:style>
    <style:style style:name="P95" style:family="paragraph" style:parent-style-name="Standard" style:list-style-name="WW8Num1">
      <style:paragraph-properties fo:margin-left="0.014cm" fo:margin-right="0.141cm" fo:line-height="115%" fo:text-indent="-0.014cm" style:auto-text-indent="false">
        <style:tab-stops>
          <style:tab-stop style:position="0.25cm"/>
        </style:tab-stops>
      </style:paragraph-properties>
      <style:text-properties style:font-name="Times New Roman" style:font-name-asian="Times New Roman" style:font-name-complex="Times New Roman"/>
    </style:style>
    <style:style style:name="P96" style:family="paragraph" style:parent-style-name="Standard" style:list-style-name="WW8Num1">
      <style:paragraph-properties fo:margin-left="0.014cm" fo:margin-right="0.141cm" fo:line-height="105%" fo:text-indent="-0.014cm" style:auto-text-indent="false">
        <style:tab-stops>
          <style:tab-stop style:position="0.243cm"/>
        </style:tab-stops>
      </style:paragraph-properties>
      <style:text-properties style:font-name="Times New Roman" style:font-name-asian="Times New Roman" style:font-name-complex="Times New Roman"/>
    </style:style>
    <style:style style:name="P97" style:family="paragraph" style:parent-style-name="Standard" style:list-style-name="WW8Num1">
      <style:paragraph-properties fo:margin-left="1.249cm" fo:margin-right="0.141cm" fo:line-height="101%" fo:text-indent="0cm" style:auto-text-indent="false">
        <style:tab-stops>
          <style:tab-stop style:position="1.515cm"/>
        </style:tab-stops>
      </style:paragraph-properties>
      <style:text-properties style:font-name="Times New Roman" style:font-name-asian="Times New Roman" style:font-name-complex="Times New Roman"/>
    </style:style>
    <style:style style:name="P98" style:family="paragraph" style:parent-style-name="Standard" style:list-style-name="WW8Num1">
      <style:paragraph-properties fo:margin-left="1.249cm" fo:margin-right="0.141cm" fo:line-height="105%" fo:text-indent="0cm" style:auto-text-indent="false">
        <style:tab-stops>
          <style:tab-stop style:position="1.591cm"/>
        </style:tab-stops>
      </style:paragraph-properties>
      <style:text-properties style:font-name="Times New Roman" style:font-name-asian="Times New Roman" style:font-name-complex="Times New Roman"/>
    </style:style>
    <style:style style:name="P99" style:family="paragraph" style:parent-style-name="Standard" style:list-style-name="WW8Num1">
      <style:paragraph-properties fo:margin-left="1.496cm" fo:margin-right="0cm" style:line-height-at-least="0cm" fo:text-indent="-0.247cm" style:auto-text-indent="false">
        <style:tab-stops>
          <style:tab-stop style:position="1.496cm"/>
        </style:tab-stops>
      </style:paragraph-properties>
      <style:text-properties style:font-name="Times New Roman" style:font-name-asian="Times New Roman" style:font-name-complex="Times New Roman"/>
    </style:style>
    <style:style style:name="P100" style:family="paragraph">
      <loext:graphic-properties draw:fill="none" draw:fill-color="#ffffff"/>
      <style:paragraph-properties fo:text-align="center" style:writing-mode="lr-tb"/>
    </style:style>
    <style:style style:name="T1" style:family="text">
      <style:text-properties style:font-name="Times New Roman" fo:font-size="8pt" style:font-name-asian="Times New Roman" style:font-size-asian="8pt" style:font-name-complex="Times New Roman"/>
    </style:style>
    <style:style style:name="T2" style:family="text">
      <style:text-properties style:font-name="Times New Roman" fo:font-size="8pt" officeooo:rsid="000eba94" style:font-name-asian="Times New Roman" style:font-size-asian="8pt" style:font-name-complex="Times New Roman"/>
    </style:style>
    <style:style style:name="T3" style:family="text">
      <style:text-properties style:font-name="Times New Roman" fo:font-size="8pt" style:font-name-asian="Times New Roman" style:font-size-asian="8pt" style:font-name-complex="Times New Roman" style:font-size-complex="8pt"/>
    </style:style>
    <style:style style:name="T4" style:family="text">
      <style:text-properties style:font-name="Times New Roman" fo:font-size="8pt" officeooo:rsid="0012c1a2" style:font-name-asian="Times New Roman" style:font-size-asian="8pt" style:font-name-complex="Times New Roman"/>
    </style:style>
    <style:style style:name="T5" style:family="text">
      <style:text-properties style:font-name="Times New Roman" style:font-name-asian="Times New Roman" style:font-name-complex="Times New Roman"/>
    </style:style>
    <style:style style:name="T6" style:family="text">
      <style:text-properties style:font-name="Times New Roman" fo:font-size="7.5pt" style:font-name-asian="Times New Roman" style:font-size-asian="7.5pt" style:font-name-complex="Times New Roman"/>
    </style:style>
    <style:style style:name="T7" style:family="text">
      <style:text-properties style:font-name="Times New Roman" fo:font-size="7.5pt" officeooo:rsid="000fc16e" style:font-name-asian="Times New Roman" style:font-size-asian="7.5pt" style:font-name-complex="Times New Roman"/>
    </style:style>
    <style:style style:name="T8" style:family="text">
      <style:text-properties style:font-name="Symbol" fo:font-size="8pt" style:font-name-asian="Symbol" style:font-size-asian="8pt" style:font-name-complex="Symbol"/>
    </style:style>
    <style:style style:name="T9" style:family="text">
      <style:text-properties style:font-name="Symbol" fo:font-size="8pt" officeooo:rsid="000eba94" style:font-name-asian="Symbol" style:font-size-asian="8pt" style:font-name-complex="Symbol"/>
    </style:style>
    <style:style style:name="T10" style:family="text">
      <style:text-properties style:font-name="Symbol" fo:font-size="8pt" officeooo:rsid="0012c1a2" style:font-name-asian="Symbol" style:font-size-asian="8pt" style:font-name-complex="Symbol"/>
    </style:style>
    <style:style style:name="T11" style:family="text">
      <style:text-properties style:text-position="super 58%" style:font-name="Times New Roman" fo:font-size="15pt" style:font-name-asian="Times New Roman" style:font-size-asian="15pt" style:font-name-complex="Times New Roman"/>
    </style:style>
    <style:style style:name="T12" style:family="text">
      <style:text-properties officeooo:rsid="000eba94"/>
    </style:style>
    <style:style style:name="T13" style:family="text">
      <style:text-properties style:font-name="Wingdings" officeooo:rsid="000eba94" style:font-name-asian="Wingdings" style:font-name-complex="Wingdings"/>
    </style:style>
    <style:style style:name="T14" style:family="text">
      <style:text-properties style:font-name="Wingdings" officeooo:rsid="000eba94" style:font-name-asian="Wingdings" style:font-name-complex="Wingdings" style:text-scale="99%"/>
    </style:style>
    <style:style style:name="T15" style:family="text">
      <style:text-properties style:font-name="Wingdings" fo:font-size="8pt" officeooo:rsid="000eba94" style:font-name-asian="Wingdings" style:font-size-asian="8pt" style:font-name-complex="Wingdings" style:font-size-complex="8pt" style:text-scale="99%"/>
    </style:style>
    <style:style style:name="T16" style:family="text">
      <style:text-properties style:font-name="Wingdings" fo:font-size="10pt" officeooo:rsid="000eba94" style:font-name-asian="Wingdings" style:font-size-asian="10pt" style:font-name-complex="Wingdings" style:font-size-complex="10pt" style:text-scale="99%"/>
    </style:style>
    <style:style style:name="T17" style:family="text">
      <style:text-properties officeooo:rsid="00123e72"/>
    </style:style>
    <style:style style:name="fr1" style:family="graphic" style:parent-style-name="Graphics">
      <style:graphic-properties fo:margin-left="0.319cm" fo:margin-right="0.319cm" style:run-through="background" style:wrap="run-through" style:number-wrapped-paragraphs="no-limit" style:vertical-pos="from-top" style:vertical-rel="page" style:horizontal-pos="from-left" style:horizontal-rel="pag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2">
          <style:column style:rel-width="3819*" fo:start-indent="0cm" fo:end-indent="0.37cm"/>
          <style:column style:rel-width="6340*" fo:start-indent="0.37cm" fo:end-indent="0cm"/>
        </style:columns>
        <text:notes-configuration text:note-class="footnote"/>
      </style:section-properties>
    </style:style>
    <style:style style:name="Sect2" style:family="section">
      <style:section-properties style:writing-mode="lr-tb" style:editable="false">
        <style:columns fo:column-count="1" fo:column-gap="0cm"/>
        <text:notes-configuration text:note-class="footnote"/>
      </style:section-properties>
    </style:style>
    <style:style style:name="Sect3" style:family="section">
      <style:section-properties text:dont-balance-text-columns="true" style:writing-mode="lr-tb" style:editable="false">
        <style:columns fo:column-count="1" fo:column-gap="0cm"/>
        <text:notes-configuration text:note-class="footnote"/>
      </style:section-properties>
    </style:style>
    <style:style style:name="gr1"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draw:frame draw:style-name="fr1" draw:name="Image1" text:anchor-type="char" svg:x="1.787cm" svg:y="1.718cm" svg:width="1.501cm" svg:height="0.467cm" draw:z-index="0"><draw:image xlink:href="Pictures/1000020100000080000000288B84862E07B593C0.png" xlink:type="simple" xlink:show="embed" xlink:actuate="onLoad" loext:mime-type="image/png"/></draw:frame><text:bookmark text:name="page1"/>MINISTERE DE L’ECOLOGIE ET DU DEVELOPPEMENT DURABLE</text:p>
      <text:p text:style-name="P1"><draw:frame draw:style-name="fr2" draw:name="Image2" text:anchor-type="char" svg:x="0.586cm" svg:y="-0.323cm" svg:width="1.413cm" svg:height="0.265cm" draw:z-index="1"><draw:image xlink:href="Pictures/10000000000000780000001736708AFA24ADCC84.jpg" xlink:type="simple" xlink:show="embed" xlink:actuate="onLoad" loext:mime-type="image/jpeg"/></draw:frame></text:p>
      <text:p text:style-name="P2"/>
      <text:p text:style-name="P58">N° 1244771*01</text:p>
      <text:p text:style-name="P2"/>
      <text:p text:style-name="P59">DEMANDE D'AUTORISATION DE DETENTION</text:p>
      <text:p text:style-name="P3"/>
      <text:p text:style-name="P90"><text:s text:c="15"/>DE GRENOUILLES CYBORG</text:p>
      <text:p text:style-name="P4"/>
      <text:p text:style-name="P61">(Arrêté du 30 février 2104 fixant les règles générales de fonctionnement des installations d’élevage d’agrément d’animaux cyborg)</text:p>
      <text:p text:style-name="P1"><draw:line text:anchor-type="char" draw:z-index="2" draw:style-name="gr1" draw:text-style-name="P100" svg:x1="0.005cm" svg:y1="0.707cm" svg:x2="18.284cm" svg:y2="0.707cm"><text:p/></draw:line><draw:line text:anchor-type="char" draw:z-index="3" draw:style-name="gr1" draw:text-style-name="P100" svg:x1="0.018cm" svg:y1="0.695cm" svg:x2="0.018cm" svg:y2="3.269cm"><text:p/></draw:line><draw:line text:anchor-type="char" draw:z-index="4" draw:style-name="gr1" draw:text-style-name="P100" svg:x1="18.272cm" svg:y1="0.695cm" svg:x2="18.272cm" svg:y2="3.269cm"><text:p/></draw:line></text:p>
      <text:p text:style-name="P5"/>
      <text:p text:style-name="P10"/>
      <text:p text:style-name="P62">IDENTIFICATION DU DEMANDEUR</text:p>
      <text:p text:style-name="P1"><draw:line text:anchor-type="char" draw:z-index="5" draw:style-name="gr1" draw:text-style-name="P100" svg:x1="0.005cm" svg:y1="0.25cm" svg:x2="18.284cm" svg:y2="0.25cm"><text:p/></draw:line></text:p>
      <text:p text:style-name="P6"/>
      <text:p text:style-name="P63"><text:span text:style-name="T1">Nom et Prénom : </text:span><text:span text:style-name="T2">ROMINJean</text:span></text:p>
      <text:p text:style-name="P11"/>
      <text:p text:style-name="P64"><text:span text:style-name="T1">Date de naissance : </text:span><text:span text:style-name="T8">|</text:span><text:span text:style-name="T9">20/04/2080</text:span><text:span text:style-name="T1"><text:tab/>Lieu de naissance : </text:span><text:span text:style-name="T2">LYON <text:s text:c="20"/></text:span></text:p>
      <text:p text:style-name="P11"/>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66">Adresse :</text:p>
          </table:table-cell>
          <table:table-cell table:style-name="Tableau1.A1" table:number-columns-spanned="2" office:value-type="string">
            <text:p text:style-name="P70"><text:span text:style-name="T1">N° </text:span><text:span text:style-name="T9">125</text:span><text:span text:style-name="T1"> Rue <text:s/></text:span><text:span text:style-name="T2">square Aliénor <text:s text:c="32"/></text:span></text:p>
          </table:table-cell>
          <table:covered-table-cell/>
        </table:table-row>
        <table:table-row table:style-name="Tableau1.2">
          <table:table-cell table:style-name="Tableau1.A1" office:value-type="string">
            <text:p text:style-name="P24"/>
          </table:table-cell>
          <table:table-cell table:style-name="Tableau1.A1" table:number-columns-spanned="2" office:value-type="string">
            <text:p text:style-name="P72"><text:span text:style-name="T1">Code postal </text:span><text:span text:style-name="T9">33000</text:span><text:span text:style-name="T1"> <text:s/>Commune </text:span><text:span text:style-name="T2">Bordeaux <text:s text:c="20"/></text:span></text:p>
          </table:table-cell>
          <table:covered-table-cell/>
        </table:table-row>
        <table:table-row table:style-name="Tableau1.3">
          <table:table-cell table:style-name="Tableau1.A3" office:value-type="string">
            <text:p text:style-name="P25"/>
          </table:table-cell>
          <table:table-cell table:style-name="Tableau1.A3" office:value-type="string">
            <text:p text:style-name="P25"/>
          </table:table-cell>
          <table:table-cell table:style-name="Tableau1.A3" office:value-type="string">
            <text:p text:style-name="P25"/>
          </table:table-cell>
        </table:table-row>
        <table:table-row table:style-name="Tableau1.4">
          <table:table-cell table:style-name="Tableau1.A3" office:value-type="string">
            <text:p text:style-name="P12"/>
          </table:table-cell>
          <table:table-cell table:style-name="Tableau1.A3" office:value-type="string">
            <text:p text:style-name="P12"/>
          </table:table-cell>
          <table:table-cell table:style-name="Tableau1.A3" office:value-type="string">
            <text:p text:style-name="P12"/>
          </table:table-cell>
        </table:table-row>
        <table:table-row table:style-name="Tableau1.5">
          <table:table-cell table:style-name="Tableau1.A1" office:value-type="string">
            <text:p text:style-name="P12"/>
          </table:table-cell>
          <table:table-cell table:style-name="Tableau1.A1" office:value-type="string">
            <text:p text:style-name="P12"/>
          </table:table-cell>
          <table:table-cell table:style-name="Tableau1.A1" office:value-type="string">
            <text:p text:style-name="P73">ACTIVITES PRATIQUEES</text:p>
          </table:table-cell>
        </table:table-row>
        <table:table-row table:style-name="Tableau1.6">
          <table:table-cell table:style-name="Tableau1.A3" table:number-columns-spanned="2" office:value-type="string">
            <text:p text:style-name="P26"/>
          </table:table-cell>
          <table:covered-table-cell/>
          <table:table-cell table:style-name="Tableau1.A3" office:value-type="string">
            <text:p text:style-name="P26"/>
          </table:table-cell>
        </table:table-row>
        <table:table-row table:style-name="Tableau1.7">
          <table:table-cell table:style-name="Tableau1.A1" table:number-columns-spanned="2" office:value-type="string">
            <text:p text:style-name="P67">Détention simple: oui <text:s text:c="3"/><text:span text:style-name="T14"></text:span> <text:s text:c="6"/></text:p>
          </table:table-cell>
          <table:covered-table-cell/>
          <table:table-cell table:style-name="Tableau1.A1" office:value-type="string">
            <text:p text:style-name="P71"><text:span text:style-name="T12">n</text:span>on* <text:span text:style-name="T13">x</text:span></text:p>
          </table:table-cell>
        </table:table-row>
        <table:table-row table:style-name="Tableau1.8">
          <table:table-cell table:style-name="Tableau1.A1" office:value-type="string">
            <text:p text:style-name="P68">Utilisation : oui</text:p>
          </table:table-cell>
          <table:table-cell table:style-name="Tableau1.A1" office:value-type="string">
            <text:p text:style-name="P77"><text:span text:style-name="T14">x </text:span>non <text:span text:style-name="T14"></text:span></text:p>
          </table:table-cell>
          <table:table-cell table:style-name="Tableau1.A1" office:value-type="string">
            <text:p text:style-name="P60">* ; si oui, préciser la ou lesquelles et dans quelles conditions : <text:span text:style-name="T12">Extermination de moustiques <text:s text:c="22"/></text:span>………………</text:p>
          </table:table-cell>
        </table:table-row>
      </table:table>
      <text:p text:style-name="P13"><draw:line text:anchor-type="char" draw:z-index="6" draw:style-name="gr1" draw:text-style-name="P100" svg:x1="0.018cm" svg:y1="-2.039cm" svg:x2="0.018cm" svg:y2="3.944cm"><text:p/></draw:line><draw:line text:anchor-type="char" draw:z-index="7" draw:style-name="gr1" draw:text-style-name="P100" svg:x1="18.272cm" svg:y1="-2.039cm" svg:x2="18.272cm" svg:y2="3.944cm"><text:p/></draw:line></text:p>
      <text:p text:style-name="P14"/>
      <text:p text:style-name="P66">……………………………………………………………………………………………………………………………………………………………………….</text:p>
      <text:p text:style-name="P15"/>
      <text:p text:style-name="P66">……………………………………………………………………………………………………………………………………………………………………….</text:p>
      <text:p text:style-name="P15"/>
      <text:p text:style-name="P65"><text:span text:style-name="T11">Transport :</text:span><text:span text:style-name="T6"> </text:span><text:span text:style-name="T3">oui </text:span><text:span text:style-name="T15">x </text:span><text:span text:style-name="T3"><text:s/>non </text:span><text:span text:style-name="T15"></text:span><text:span text:style-name="T16"> </text:span><text:span text:style-name="T6">* ; si oui préciser à quelles fins : </text:span><text:span text:style-name="T7">Aller sur zone de développement des nuées <text:s text:c="34"/>...</text:span><text:span text:style-name="T6">..…………………………………..</text:span></text:p>
      <text:p text:style-name="P13"><draw:line text:anchor-type="char" draw:z-index="8" draw:style-name="gr1" draw:text-style-name="P100" svg:x1="2.829cm" svg:y1="-0.187cm" svg:x2="3.111cm" svg:y2="-0.187cm"><text:p/></draw:line></text:p>
      <text:p text:style-name="P16"/>
      <text:p text:style-name="P66">……………………………………………………………………………………………………………………………………………………………………….</text:p>
      <text:p text:style-name="P17"/>
      <text:p text:style-name="P66">……………………………………………………………………………………………………………………………………………………………………….</text:p>
      <text:p text:style-name="P18"/>
      <text:p text:style-name="P66">……………………………………………………………………………………………………………………………………………………………………….</text:p>
      <text:p text:style-name="P19"/>
      <text:p text:style-name="P69">* cocher la case correspondant à votre situation</text:p>
      <text:p text:style-name="P1"><draw:line text:anchor-type="char" draw:z-index="9" draw:style-name="gr1" draw:text-style-name="P100" svg:x1="0.005cm" svg:y1="0.005cm" svg:x2="18.284cm" svg:y2="0.005cm"><text:p/></draw:line><draw:line text:anchor-type="char" draw:z-index="10" draw:style-name="gr1" draw:text-style-name="P100" svg:x1="0.005cm" svg:y1="0.699cm" svg:x2="18.284cm" svg:y2="0.699cm"><text:p/></draw:line><draw:line text:anchor-type="char" draw:z-index="11" draw:style-name="gr1" draw:text-style-name="P100" svg:x1="0.018cm" svg:y1="0.686cm" svg:x2="0.018cm" svg:y2="6.279cm"><text:p/></draw:line><draw:line text:anchor-type="char" draw:z-index="12" draw:style-name="gr1" draw:text-style-name="P100" svg:x1="18.272cm" svg:y1="0.686cm" svg:x2="18.272cm" svg:y2="6.279cm"><text:p/></draw:line></text:p>
      <text:p text:style-name="P5"/>
      <text:p text:style-name="P20"/>
      <text:p text:style-name="P74">ESPECES ANIMALES POUR LESQUELLES L'AUTORISATION EST DEMANDEE</text:p>
      <text:p text:style-name="P7"/>
      <table:table table:name="Tableau2" table:style-name="Tableau2">
        <table:table-column table:style-name="Tableau2.A"/>
        <table:table-column table:style-name="Tableau2.B"/>
        <table:table-column table:style-name="Tableau2.C"/>
        <table:table-column table:style-name="Tableau2.D"/>
        <table:table-column table:style-name="Tableau2.E"/>
        <table:table-row table:style-name="Tableau2.1">
          <table:table-cell table:style-name="Tableau2.A1" office:value-type="string">
            <text:p text:style-name="P29">Nom vernaculaire</text:p>
          </table:table-cell>
          <table:table-cell table:style-name="Tableau2.B1" office:value-type="string">
            <text:p text:style-name="P75">Nom scientifique</text:p>
          </table:table-cell>
          <table:table-cell table:style-name="Tableau2.B1" office:value-type="string">
            <text:p text:style-name="P41"/>
          </table:table-cell>
          <table:table-cell table:style-name="Tableau2.A1" table:number-columns-spanned="2" office:value-type="string">
            <text:p text:style-name="P76">Nombre de spécimens</text:p>
          </table:table-cell>
          <table:covered-table-cell/>
        </table:table-row>
        <table:table-row table:style-name="Tableau2.2">
          <table:table-cell table:style-name="Tableau2.A2" office:value-type="string">
            <text:p text:style-name="P30"/>
          </table:table-cell>
          <table:table-cell table:style-name="Tableau2.B2" office:value-type="string">
            <text:p text:style-name="P30"/>
          </table:table-cell>
          <table:table-cell table:style-name="Tableau2.C2" table:number-columns-spanned="3" office:value-type="string">
            <text:p text:style-name="P78">Sexe de la souche biologique</text:p>
          </table:table-cell>
          <table:covered-table-cell/>
          <table:covered-table-cell/>
        </table:table-row>
        <table:table-row table:style-name="Tableau2.2">
          <table:table-cell table:style-name="Tableau2.A3" office:value-type="string">
            <text:p text:style-name="P27"/>
          </table:table-cell>
          <table:table-cell table:style-name="Tableau2.C2" office:value-type="string">
            <text:p text:style-name="P27"/>
          </table:table-cell>
          <table:table-cell table:style-name="Tableau2.C2" office:value-type="string">
            <text:p text:style-name="P28">mâle</text:p>
          </table:table-cell>
          <table:table-cell table:style-name="Tableau2.C2" office:value-type="string">
            <text:p text:style-name="P31">femelle</text:p>
          </table:table-cell>
          <table:table-cell table:style-name="Tableau2.C2" office:value-type="string">
            <text:p text:style-name="P29">sans souche biologique</text:p>
          </table:table-cell>
        </table:table-row>
        <table:table-row table:style-name="Tableau2.4">
          <table:table-cell table:style-name="Tableau2.A2" office:value-type="string">
            <text:p text:style-name="P36"><text:s text:c="10"/>Verte à cliquet <text:s text:c="9"/></text:p>
          </table:table-cell>
          <table:table-cell table:style-name="Tableau2.B2" office:value-type="string">
            <text:p text:style-name="P80"><text:s text:c="11"/>Viridi Rana Strepiti <text:s text:c="8"/></text:p>
          </table:table-cell>
          <table:table-cell table:style-name="Tableau2.B2" office:value-type="string">
            <text:p text:style-name="P36">10</text:p>
          </table:table-cell>
          <table:table-cell table:style-name="Tableau2.B2" office:value-type="string">
            <text:p text:style-name="P36">500</text:p>
          </table:table-cell>
          <table:table-cell table:style-name="Tableau2.B2" office:value-type="string">
            <text:p text:style-name="P28">..........................................................</text:p>
          </table:table-cell>
        </table:table-row>
        <table:table-row table:style-name="Tableau2.5">
          <table:table-cell table:style-name="Tableau2.A2" office:value-type="string">
            <text:p text:style-name="P37"><text:s text:c="10"/>  <text:s text:c="8"/></text:p>
          </table:table-cell>
          <table:table-cell table:style-name="Tableau2.B2" office:value-type="string">
            <text:p text:style-name="P81"><text:s text:c="10"/>  <text:s text:c="8"/></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37"> </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9">
          <table:table-cell table:style-name="Tableau2.A3" office:value-type="string">
            <text:p text:style-name="P25"/>
          </table:table-cell>
          <table:table-cell table:style-name="Tableau2.C2" office:value-type="string">
            <text:p text:style-name="P25"/>
          </table:table-cell>
          <table:table-cell table:style-name="Tableau2.C2" office:value-type="string">
            <text:p text:style-name="P25"/>
          </table:table-cell>
          <table:table-cell table:style-name="Tableau2.C2" office:value-type="string">
            <text:p text:style-name="P25"/>
          </table:table-cell>
          <table:table-cell table:style-name="Tableau2.C2" office:value-type="string">
            <text:p text:style-name="P25"/>
          </table:table-cell>
        </table:table-row>
      </table:table>
      <text:p text:style-name="P13"><draw:line text:anchor-type="char" draw:z-index="13" draw:style-name="gr1" draw:text-style-name="P100" svg:x1="0.132cm" svg:y1="0.346cm" svg:x2="18.402cm" svg:y2="0.346cm"><text:p/></draw:line><draw:line text:anchor-type="char" draw:z-index="14" draw:style-name="gr1" draw:text-style-name="P100" svg:x1="0.145cm" svg:y1="0.333cm" svg:x2="0.145cm" svg:y2="7.098cm"><text:p/></draw:line><draw:line text:anchor-type="char" draw:z-index="15" draw:style-name="gr1" draw:text-style-name="P100" svg:x1="18.39cm" svg:y1="0.333cm" svg:x2="18.39cm" svg:y2="7.098cm"><text:p/></draw:line></text:p>
      <text:p text:style-name="P21"/>
      <text:p text:style-name="P82">MODALITES D’ACQUISITION DES COMPETENCES</text:p>
      <text:p text:style-name="P1"><draw:line text:anchor-type="char" draw:z-index="16" draw:style-name="gr1" draw:text-style-name="P100" svg:x1="0.132cm" svg:y1="0.039cm" svg:x2="18.402cm" svg:y2="0.039cm"><text:p/></draw:line></text:p>
      <text:p text:style-name="P8"/>
      <text:p text:style-name="P56">Formation initiale en rapport avec la biologie, l’élevage des animaux (diplômes, niveau d’étude, etc…) :……………………………………….…………..…</text:p>
      <text:p text:style-name="P22"/>
      <text:p text:style-name="P56">………………………………………………………………………………………………………………………………………………………………………</text:p>
      <text:p text:style-name="P23"/>
      <text:p text:style-name="P56">………………………………………………………………………………………………………………………………………………………………………</text:p>
      <text:p text:style-name="P23"/>
      <text:p text:style-name="P56">………………………………………………………………………………………………………………………………………………………………………</text:p>
      <text:p text:style-name="P23"/>
      <text:p text:style-name="P57">Stages, expériences dans l’élevage des animaux (y compris élevages effectués à titre personnel) (préciser espèces concernées, durée, lieu) :………………………………………………………………………………………………………………………………………………………………..</text:p>
      <text:p text:style-name="P56">………………………………………………………………………………………………………………………………………………………………………</text:p>
      <text:p text:style-name="P23"/>
      <text:p text:style-name="P56">………………………………………………………………………………………………………………………………………………………………………</text:p>
      <text:p text:style-name="P23"/>
      <text:p text:style-name="P56">………………………………………………………………………………………………………………………………………………………………………</text:p>
      <text:p text:style-name="P23"/>
      <text:p text:style-name="P56">………………………………………………………………………………………………………………………………………………………………………</text:p>
      <text:p text:style-name="P23"/>
      <text:p text:style-name="P56">………………………………………………………………………………………………………………………………………………………………………</text:p>
      <text:p text:style-name="P23"/>
      <text:p text:style-name="P56">………………………………………………………………………………………………………………………………………………………………………</text:p>
      <text:p text:style-name="P23"/>
      <text:p text:style-name="P56">Participation à des activités associatives ou professionnelles en rapport avec les animaux ou la protection de la nature :…………………………………..…..</text:p>
      <text:p text:style-name="P23"/>
      <text:p text:style-name="P56">………………………………………………………………………………………………………………………………………………………………………</text:p>
      <text:p text:style-name="P23"/>
      <text:p text:style-name="P56">………………………………………………………………………………………………………………………………………………………………………</text:p>
      <text:p text:style-name="P23"/>
      <text:p text:style-name="P56">………………………………………………………………………………………………………………………………………………………………………</text:p>
      <text:p text:style-name="P23"/>
      <text:p text:style-name="P56">………………………………………………………………………………………………………………………………………………………………………</text:p>
      <text:p text:style-name="P23"/>
      <text:p text:style-name="P56">Bibliographie et autres moyens d’enrichissement des connaissances :………………………………………………………………………………………..…..</text:p>
      <text:p text:style-name="P9"><draw:line text:anchor-type="char" draw:z-index="17" draw:style-name="gr1" draw:text-style-name="P100" svg:x1="0.132cm" svg:y1="0.007cm" svg:x2="18.402cm" svg:y2="0.007cm"><text:p/></draw:line></text:p>
      <text:p text:style-name="P94"><draw:line text:anchor-type="char" draw:z-index="18" draw:style-name="gr2" draw:text-style-name="P100" svg:x1="1.367cm" svg:y1="2.028cm" svg:x2="19.519cm" svg:y2="2.028cm"><text:p/></draw:line><draw:line text:anchor-type="char" draw:z-index="19" draw:style-name="gr2" draw:text-style-name="P100" svg:x1="1.379cm" svg:y1="2.018cm" svg:x2="1.379cm" svg:y2="5.405cm"><text:p/></draw:line><draw:line text:anchor-type="char" draw:z-index="20" draw:style-name="gr2" draw:text-style-name="P100" svg:x1="19.507cm" svg:y1="2.018cm" svg:x2="19.507cm" svg:y2="5.405cm"><text:p/></draw:line><text:bookmark text:name="page3"/>DESCRIPTION DES INSTALLATIONS ET DES CONDITIONS</text:p>
      <text:p text:style-name="P38"/>
      <text:p text:style-name="P91">DE DETENTION DES GRENOUILLES CYBORG</text:p>
      <text:p text:style-name="P39"><draw:line text:anchor-type="char" draw:z-index="21" draw:style-name="gr1" draw:text-style-name="P100" svg:x1="-0.134cm" svg:y1="0.215cm" svg:x2="18.016cm" svg:y2="0.215cm"><text:p/></draw:line></text:p>
      <text:p text:style-name="P40"/>
      <text:p text:style-name="P85">Adresse du lieu de détention (si elle est différente de celle du demandeur) :</text:p>
      <text:p text:style-name="P32"/>
      <text:p text:style-name="P83"><text:span text:style-name="T1">N° </text:span><text:span text:style-name="T4">1 </text:span><text:span text:style-name="T5"><text:tab/></text:span><text:span text:style-name="T1">Rue <text:s/></text:span><text:span text:style-name="T4">Rue du dossier <text:s text:c="42"/></text:span></text:p>
      <text:p text:style-name="P33"/>
      <text:p text:style-name="P84"><text:span text:style-name="T1">Code postal </text:span><text:span text:style-name="T10">17000</text:span><text:span text:style-name="T5"><text:tab/></text:span><text:span text:style-name="T1">Commune </text:span><text:span text:style-name="T4">lA ROCHELLE <text:s text:c="48"/></text:span></text:p>
      <text:p text:style-name="P34"><draw:line text:anchor-type="char" draw:z-index="22" draw:style-name="gr1" draw:text-style-name="P100" svg:x1="-0.134cm" svg:y1="0.355cm" svg:x2="18.016cm" svg:y2="0.355cm"><text:p/></draw:line></text:p>
      <text:p text:style-name="P35"/>
      <text:p text:style-name="P86">Pour chaque espèce ou groupe d'espèces détenues et entretenues dans les mêmes conditions.</text:p>
      <text:p text:style-name="P42"/>
      <text:p text:style-name="P86">Compléter et joindre à la présente demande le formulaire annexé</text:p>
      <text:p text:style-name="P43"><draw:line text:anchor-type="char" draw:z-index="23" draw:style-name="gr1" draw:text-style-name="P100" svg:x1="-0.134cm" svg:y1="-0.004cm" svg:x2="18.016cm" svg:y2="-0.004cm"><text:p/></draw:line></text:p>
      <text:p text:style-name="P44"/>
      <text:p text:style-name="P45"/>
      <text:p text:style-name="P46"/>
      <text:p text:style-name="P88">Le soussigné atteste sur l'honneur l'exactitude des renseignements fournis et s'engage :</text:p>
      <text:p text:style-name="P47"/>
      <text:list xml:id="list2767283103" text:style-name="WW8Num1">
        <text:list-item>
          <text:p text:style-name="P95">à respecter les conditions d'autorisation prescrite par l'administration en vue de la détention d’animaux d'espèces animales cyborg</text:p>
        </text:list-item>
      </text:list>
      <text:p text:style-name="P48"/>
      <text:list xml:id="list233446324416959" text:continue-numbering="true" text:style-name="WW8Num1">
        <text:list-item>
          <text:p text:style-name="P96">à permettre aux agents mentionnés à l’article L. 415-1 du code de l’environnement, de visiter son élevage, ces visites étant toutefois assorties des conditions suivantes :</text:p>
        </text:list-item>
      </text:list>
      <text:p text:style-name="P49"/>
      <text:list xml:id="list233445984109236" text:continue-numbering="true" text:style-name="WW8Num1">
        <text:list-item>
          <text:list>
            <text:list-item>
              <text:p text:style-name="P97">les visites ne peuvent être commencées avant 8 heures ni après 19 heures ; elles ont lieu de jour, en ce qui concerne les installations extérieures ;</text:p>
            </text:list-item>
            <text:list-item>
              <text:p text:style-name="P99">elles doivent avoir lieu en présence du détenteur de l’autorisation ou de son représentant ;</text:p>
            </text:list-item>
          </text:list>
        </text:list-item>
      </text:list>
      <text:p text:style-name="P50"/>
      <text:list xml:id="list233446775111898" text:continue-numbering="true" text:style-name="WW8Num1">
        <text:list-item>
          <text:list>
            <text:list-item>
              <text:p text:style-name="P98">elles ne peuvent avoir lieu que dans les lieux où sont hébergés les animaux, dans les annexes de l’élevage nécessaires à l’entretien des animaux ainsi que dans les véhicules dans lesquels ils sont transportés.</text:p>
            </text:list-item>
          </text:list>
        </text:list-item>
      </text:list>
      <text:section text:style-name="Sect1" text:name="Section1">
        <text:p text:style-name="P45"/>
        <text:p text:style-name="P45"/>
        <text:p text:style-name="P45"/>
        <text:p text:style-name="P51"/>
        <text:p text:style-name="P88">Fait à <text:s/><text:span text:style-name="T17">Paris</text:span></text:p>
        <text:p text:style-name="P92"/>
        <text:p text:style-name="P45"/>
        <text:p text:style-name="P45"/>
        <text:p text:style-name="P51"/>
        <text:p text:style-name="P54"><draw:frame draw:style-name="fr3" draw:name="Image3" text:anchor-type="paragraph" svg:x="3.664cm" svg:y="0.46cm" svg:width="2.782cm" svg:height="1.739cm" draw:z-index="28"><draw:image xlink:href="Pictures/1000020100000280000001906DA17CF8E69D2F55.png" xlink:type="simple" xlink:show="embed" xlink:actuate="onLoad" loext:mime-type="image/png"/></draw:frame>Signature du demandeur</text:p>
      </text:section>
      <text:section text:style-name="Sect2" text:name="Section2">
        <text:p text:style-name="P55"/>
        <text:p text:style-name="P88">Le <text:span text:style-name="T17">26/03/06</text:span></text:p>
      </text:section>
      <text:section text:style-name="Sect3" text:name="Section3">
        <text:p text:style-name="P45"/>
        <text:p text:style-name="P45"/>
        <text:p text:style-name="P52"/>
        <text:p text:style-name="P87">Pour toute information concernant le renseignement de ce formulaire, contacter la direction départementale des services vétérinaires de votre département ou, pour l’exercice de la chasse au vol, la direction départementale de l’agriculture et de la forêt de votre département.</text:p>
        <text:p text:style-name="P43"><draw:line text:anchor-type="char" draw:z-index="24" draw:style-name="gr1" draw:text-style-name="P100" svg:x1="-0.134cm" svg:y1="9.077cm" svg:x2="18.016cm" svg:y2="9.077cm"><text:p/></draw:line><draw:line text:anchor-type="char" draw:z-index="25" draw:style-name="gr1" draw:text-style-name="P100" svg:x1="-0.122cm" svg:y1="9.065cm" svg:x2="-0.122cm" svg:y2="9.785cm"><text:p/></draw:line><draw:line text:anchor-type="char" draw:z-index="26" draw:style-name="gr1" draw:text-style-name="P100" svg:x1="-0.134cm" svg:y1="9.772cm" svg:x2="18.016cm" svg:y2="9.772cm"><text:p/></draw:line><draw:line text:anchor-type="char" draw:z-index="27" draw:style-name="gr1" draw:text-style-name="P100" svg:x1="18.004cm" svg:y1="9.065cm" svg:x2="18.004cm" svg:y2="9.785cm"><text:p/></draw:line></text:p>
        <text:p text:style-name="P44"/>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53"/>
        <text:p text:style-name="P89">La loi n° 78-17 du 6 janvier 1978 relative à l'informatique, aux fichiers et aux libertés s'applique aux demandes nominatives portées dans ce formulaire. Elle garantit un droit d'accès et de rectification pour ces données auprès de la préfecture du département du domicile du demandeur.</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Mangal2"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Calibri" fo:font-family="Calibri" style:font-family-generic="swiss" style:font-pitch="variable" fo:font-size="10pt" fo:language="fr" fo:country="FR" style:font-name-asian="Calibri" style:font-family-asian="Calibri" style:font-family-generic-asian="swiss" style:font-pitch-asian="variable" style:font-size-asian="10pt" style:language-asian="zh" style:country-asian="CN" style:font-name-complex="Arial" style:font-family-complex="Arial" style:font-family-generic-complex="swiss" style:font-pitch-complex="variable" style:font-size-complex="10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Mangal2" style:font-family-complex="Mangal"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text-properties style:font-name="Liberation Serif1" fo:font-family="'Liberation Serif', '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2" style:family="text">
      <style:text-properties style:font-name="Liberation Serif1" fo:font-family="'Liberation Serif', 'Times New Roman'" style:font-family-generic="roman" style:font-pitch="variable" style:font-name-complex="Liberation Serif1" style:font-family-complex="'Liberation Serif', 'Times New Roman'" style:font-family-generic-complex="roman" style:font-pitch-complex="variable"/>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1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2" text:style-name="WW8Num1z0"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3"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4"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5"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6"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7"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8"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9"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187cm" fo:margin-bottom="0.866cm" fo:margin-left="1.235cm" fo:margin-right="1.482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692cm" fo:margin-bottom="2.54cm" fo:margin-left="1.517cm" fo:margin-right="1.55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sion_20_1" style:display-name="Conversion 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0-04T21:57:23.226000000</dc:date>
    <meta:editing-cycles>7</meta:editing-cycles>
    <meta:editing-duration>PT23M34S</meta:editing-duration>
    <meta:generator>LibreOffice/5.4.7.2$Windows_X86_64 LibreOffice_project/c838ef25c16710f8838b1faec480ebba495259d0</meta:generator>
    <meta:document-statistic meta:table-count="2" meta:image-count="3" meta:object-count="0" meta:page-count="2" meta:paragraph-count="93" meta:word-count="555" meta:character-count="5898" meta:non-whitespace-character-count="5038"/>
  </office:meta>
</office:document-meta>
</file>